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09in" fo:margin-left="0.0139in" table:align="left"/>
    </style:style>
    <style:style style:name="Table1.A" style:family="table-column">
      <style:table-column-properties style:column-width="4.434in"/>
    </style:style>
    <style:style style:name="Table1.B" style:family="table-column">
      <style:table-column-properties style:column-width="2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Helvetica" fo:font-size="12pt" officeooo:rsid="00360042" officeooo:paragraph-rsid="00360042" style:font-size-asian="12pt" style:font-size-complex="12pt"/>
    </style:style>
    <style:style style:name="P2" style:family="paragraph" style:parent-style-name="Text_20_body">
      <style:paragraph-properties fo:margin-top="0in" fo:margin-bottom="0in" loext:contextual-spacing="false"/>
      <style:text-properties style:font-name="Helvetica" officeooo:rsid="00360042" officeooo:paragraph-rsid="00360042"/>
    </style:style>
    <style:style style:name="P3" style:family="paragraph" style:parent-style-name="Table_20_Contents">
      <style:text-properties style:font-name="Helvetica" fo:font-size="12pt" officeooo:rsid="003033a9" officeooo:paragraph-rsid="00360042" style:font-size-asian="12pt" style:font-size-complex="12pt"/>
    </style:style>
    <style:style style:name="P4" style:family="paragraph" style:parent-style-name="Text_20_body">
      <style:paragraph-properties fo:margin-top="0in" fo:margin-bottom="0in" loext:contextual-spacing="false"/>
      <style:text-properties officeooo:paragraph-rsid="00360042"/>
    </style:style>
    <style:style style:name="P5" style:family="paragraph" style:parent-style-name="Text_20_body">
      <style:paragraph-properties fo:margin-top="0in" fo:margin-bottom="0in" loext:contextual-spacing="false"/>
      <style:text-properties style:font-name="Helvetica" officeooo:paragraph-rsid="00360042"/>
    </style:style>
    <style:style style:name="P6" style:family="paragraph" style:parent-style-name="Text_20_body">
      <style:paragraph-properties fo:margin-top="0in" fo:margin-bottom="0in" loext:contextual-spacing="false"/>
      <style:text-properties style:font-name="Helvetica" officeooo:rsid="00360042" officeooo:paragraph-rsid="00397421"/>
    </style:style>
    <style:style style:name="P7" style:family="paragraph" style:parent-style-name="Text_20_body">
      <style:paragraph-properties fo:margin-top="0in" fo:margin-bottom="0in" loext:contextual-spacing="false"/>
      <style:text-properties style:font-name="Helvetica" officeooo:rsid="00360042" officeooo:paragraph-rsid="00360042"/>
    </style:style>
    <style:style style:name="P8" style:family="paragraph" style:parent-style-name="Text_20_body">
      <style:paragraph-properties fo:margin-top="0in" fo:margin-bottom="0in" loext:contextual-spacing="false"/>
      <style:text-properties style:font-name="Helvetica" officeooo:rsid="003bdeb7" officeooo:paragraph-rsid="003bdeb7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style:font-name="Helvetica" officeooo:rsid="003bdeb7" officeooo:paragraph-rsid="003bdeb7"/>
    </style:style>
    <style:style style:name="P10" style:family="paragraph" style:parent-style-name="Text_20_body">
      <style:paragraph-properties fo:margin-top="0in" fo:margin-bottom="0in" loext:contextual-spacing="false"/>
      <style:text-properties style:font-name="Helvetica" fo:font-weight="bold" officeooo:rsid="003bdeb7" officeooo:paragraph-rsid="003bdeb7" style:font-weight-asian="bold" style:font-weight-complex="bold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officeooo:paragraph-rsid="003bdeb7"/>
    </style:style>
    <style:style style:name="P12" style:family="paragraph" style:parent-style-name="Text_20_body">
      <style:paragraph-properties fo:margin-top="0in" fo:margin-bottom="0in" loext:contextual-spacing="false"/>
      <style:text-properties officeooo:paragraph-rsid="003bdeb7"/>
    </style:style>
    <style:style style:name="T1" style:family="text">
      <style:text-properties officeooo:rsid="00397421"/>
    </style:style>
    <style:style style:name="T2" style:family="text">
      <style:text-properties style:font-name="Helvetica" officeooo:rsid="00360042"/>
    </style:style>
    <style:style style:name="T3" style:family="text">
      <style:text-properties style:font-name="Helvetica" officeooo:rsid="00397421"/>
    </style:style>
    <style:style style:name="T4" style:family="text">
      <style:text-properties style:font-name="Helvetica" officeooo:rsid="003a7ee1"/>
    </style:style>
    <style:style style:name="T5" style:family="text">
      <style:text-properties style:font-name="Helvetica" officeooo:rsid="003bdeb7"/>
    </style:style>
    <style:style style:name="T6" style:family="text">
      <style:text-properties style:font-name="Helvetica" officeooo:rsid="003d32bd"/>
    </style:style>
    <style:style style:name="T7" style:family="text">
      <style:text-properties officeooo:rsid="003bdeb7"/>
    </style:style>
    <style:style style:name="T8" style:family="text">
      <style:text-properties fo:font-weight="bold" officeooo:rsid="003bdeb7" style:font-weight-asian="bold" style:font-weight-complex="bold"/>
    </style:style>
    <style:style style:name="T9" style:family="text">
      <style:text-properties officeooo:rsid="003d32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This sheet helps me collect some info in order to get to know you better </text:span><text:span text:style-name="T3">and </text:span><text:span text:style-name="T6">make sure</text:span><text:span text:style-name="T3"> you get </text:span><text:span text:style-name="T6">as much as</text:span><text:span text:style-name="T3"> you can out of this </text:span><text:span text:style-name="T4">class</text:span><text:span text:style-name="T2">. </text:span><text:span text:style-name="T5">All responses will remain private.</text:span></text:p>
      <text:p text:style-name="P2"/>
      <text:p text:style-name="P10">Basics</text:p>
      <table:table table:name="Table1" table:style-name="Table1">
        <table:table-column table:style-name="Table1.A"/>
        <table:table-column table:style-name="Table1.B"/>
        <table:table-row table:style-name="TableLine94428614009232">
          <table:table-cell table:style-name="Table1.A1" office:value-type="string">
            <text:p text:style-name="P1">What’s your name?</text:p>
          </table:table-cell>
          <table:table-cell table:style-name="Table1.B1" office:value-type="string">
            <text:p text:style-name="P3"/>
          </table:table-cell>
        </table:table-row>
        <table:table-row table:style-name="TableLine94428614066112">
          <table:table-cell table:style-name="Table1.A2" office:value-type="string">
            <text:p text:style-name="P1">Have you found the syllabus <text:span text:style-name="T1">and the course website</text:span>?</text:p>
          </table:table-cell>
          <table:table-cell table:style-name="Table1.B2" office:value-type="string">
            <text:p text:style-name="P3"/>
          </table:table-cell>
        </table:table-row>
      </table:table>
      <text:p text:style-name="P2"/>
      <text:p text:style-name="P6"><text:span text:style-name="T8">Not Basics</text:span><text:line-break/><text:span text:style-name="T1">What are your goals f</text:span>or your time at JH<text:span text:style-name="T1">U</text:span>?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What are your goals for this course? <text:line-break/><text:line-break/><text:line-break/><text:line-break/><text:line-break/><text:line-break/></text:p>
      <text:p text:style-name="P6"/>
      <text:p text:style-name="P6"/>
      <text:p text:style-name="P2"/>
      <text:p text:style-name="P12"><text:span text:style-name="T5">Is there anything I can do to help you get started at JHU?</text:span></text:p>
      <text:p text:style-name="P8"/>
      <text:list xml:id="list3352806562" text:style-name="L1">
        <text:list-item>
          <text:p text:style-name="P9">No. </text:p>
        </text:list-item>
        <text:list-item>
          <text:p text:style-name="P11"><text:span text:style-name="T5">Maybe eventually.</text:span></text:p>
        </text:list-item>
        <text:list-item>
          <text:p text:style-name="P9">Yes: I’ll email you about it. </text:p>
        </text:list-item>
        <text:list-item>
          <text:p text:style-name="P9">Yes: can we meet/Zoom/phone call briefly?</text:p>
        </text:list-item>
        <text:list-item>
          <text:p text:style-name="P9">Yes: _________________</text:p>
        </text:list-item>
      </text:list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3:46:40.368028266</meta:creation-date>
    <dc:date>2022-09-12T12:38:06.729646151</dc:date>
    <meta:editing-duration>PT3H22M46S</meta:editing-duration>
    <meta:editing-cycles>15</meta:editing-cycles>
    <meta:generator>LibreOffice/6.4.7.2$Linux_X86_64 LibreOffice_project/40$Build-2</meta:generator>
    <meta:print-date>2022-09-12T12:39:16.131370824</meta:print-date>
    <meta:document-statistic meta:table-count="1" meta:image-count="0" meta:object-count="0" meta:page-count="1" meta:paragraph-count="12" meta:word-count="100" meta:character-count="513" meta:non-whitespace-character-count="421"/>
  </office:meta>
</office:document-meta>
</file>